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7.001cm" style:rel-column-width="65535*"/>
    </style:style>
    <style:style style:name="Tabella1.1" style:family="table-row">
      <style:table-row-properties style:min-row-height="2cm"/>
    </style:style>
    <style:style style:name="Tabella1.A1" style:family="table-cell">
      <style:table-cell-properties fo:padding="0cm" fo:border="none"/>
    </style:style>
    <style:style style:name="P1" style:family="paragraph" style:parent-style-name="Standard">
      <style:text-properties style:font-name="Arial2" fo:font-size="9pt" style:font-size-asian="9pt" style:font-size-complex="9pt"/>
    </style:style>
    <style:style style:name="P2" style:family="paragraph" style:parent-style-name="Standard">
      <style:text-properties style:font-name="Arial2" fo:font-size="9pt" officeooo:rsid="000ab7c3" officeooo:paragraph-rsid="0008a9ae" style:font-size-asian="9pt" style:font-size-complex="9pt"/>
    </style:style>
    <style:style style:name="P3" style:family="paragraph" style:parent-style-name="Standard">
      <style:text-properties style:font-name="Arial2" fo:font-size="8pt" fo:font-style="normal" style:text-underline-style="none" fo:font-weight="normal" officeooo:paragraph-rsid="0008a9a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2" fo:font-size="8pt" fo:font-style="normal" style:text-underline-style="none" fo:font-weight="normal" officeooo:paragraph-rsid="000ab8e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-asian="SimSun" style:font-size-asian="8pt" style:font-name-complex="Tahoma" style:font-size-complex="8pt"/>
    </style:style>
    <style:style style:name="P6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vertical-pos="bottom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get_objects(data)&quot;&gt;">starts for loop</text:text-input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setLang('it_IT')&gt;</text:placeholder> <text:span text:style-name="T3"><text:placeholder text:placeholder-type="text">&lt;o.default_code&gt;</text:placeholder></text:span><text:line-break/><text:span text:style-name="T2"><text:placeholder text:placeholder-type="text">&lt;o.name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5"><draw:frame draw:style-name="fr1" draw:name="image: barcode(o.ean13, 'ean13')" text:anchor-type="as-char" svg:height="0.499cm" draw:z-index="0"><draw:text-box fo:min-width="5.399cm"><text:p text:style-name="P6"/></draw:text-box></draw:frame></text:p>
          </table:table-cell>
        </table:table-row>
      </table:table>
      <text:p text:style-name="P3"/>
      <text:p text:style-name="P2"><text:soft-page-break/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5.0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02T11:52:12.043179333</dc:date>
    <meta:editing-duration>P4DT10H15M18S</meta:editing-duration>
    <meta:editing-cycles>34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" meta:word-count="12" meta:character-count="71" meta:non-whitespace-character-count="66"/>
    <meta:user-defined meta:name="Info 1"/>
    <meta:user-defined meta:name="Info 2"/>
    <meta:user-defined meta:name="Info 3"/>
    <meta:user-defined meta:name="Info 4"/>
  </office:meta>
</office:document-meta>
</file>